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3728in"/>
    </style:style>
    <style:style style:name="co5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Nurse</text:p>
          </table:table-cell>
          <table:table-cell table:style-name="ce1" office:value-type="string">
            <text:p>Hospital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Pay</text:p>
          </table:table-cell>
          <table:table-cell table:style-name="ce1" office:value-type="string">
            <text:p>Promotion</text:p>
          </table:table-cell>
          <table:table-cell/>
          <table:table-cell table:style-name="ce1" office:value-type="string">
            <text:p>Cl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vate</text:p>
          </table:table-cell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/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A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iversity</text:p>
          </table:table-cell>
          <table:table-cell office:value-type="float" office:value="75">
            <text:p>75</text:p>
          </table:table-cell>
          <table:table-cell office:value-type="float" office:value="53">
            <text:p>53</text:p>
          </table:table-cell>
          <table:table-cell office:value-type="float" office:value="92">
            <text:p>92</text:p>
          </table:table-cell>
          <table:table-cell/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vate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/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iversity</text:p>
          </table:table-cell>
          <table:table-cell office:value-type="float" office:value="69">
            <text:p>69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/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ivate</text:p>
          </table:table-cell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/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iversity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rivate</text:p>
          </table:table-cell>
          <table:table-cell office:value-type="float" office:value="88">
            <text:p>88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iversity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rivate</text:p>
          </table:table-cell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rivate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iversity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A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niversity</text:p>
          </table:table-cell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rivate</text:p>
          </table:table-cell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rivate</text:p>
          </table:table-cell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rivate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niversity</text:p>
          </table:table-cell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rivate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A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A</text:p>
          </table:table-cell>
          <table:table-cell office:value-type="float" office:value="90">
            <text:p>90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A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rivate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VA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VA</text:p>
          </table:table-cell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rivate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rivate</text:p>
          </table:table-cell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VA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VA</text:p>
          </table:table-cell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rivate</text:p>
          </table:table-cell>
          <table:table-cell office:value-type="float" office:value="82">
            <text:p>82</text:p>
          </table:table-cell>
          <table:table-cell office:value-type="float" office:value="49">
            <text:p>49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A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rivate</text:p>
          </table:table-cell>
          <table:table-cell office:value-type="float" office:value="88">
            <text:p>88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niversity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VA</text:p>
          </table:table-cell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niversity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rivate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niversity</text:p>
          </table:table-cell>
          <table:table-cell office:value-type="float" office:value="76">
            <text:p>76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VA</text:p>
          </table:table-cell>
          <table:table-cell office:value-type="float" office:value="82">
            <text:p>82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rivate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VA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VA</text:p>
          </table:table-cell>
          <table:table-cell office:value-type="float" office:value="86">
            <text:p>86</text:p>
          </table:table-cell>
          <table:table-cell table:number-columns-repeated="2"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niversity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VA</text:p>
          </table:table-cell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rivate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niversity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niversity</text:p>
          </table:table-cell>
          <table:table-cell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University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A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VA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rivate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1/19/2017</text:date>, <text:time>18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18:10:55.84</dc:date>
    <dc:creator>Santhosh Murali</dc:creator>
    <meta:generator>OpenOffice/4.1.3$Win32 OpenOffice.org_project/413m1$Build-9783</meta:generator>
    <meta:editing-duration>PT3H7M2S</meta:editing-duration>
    <meta:editing-cycles>1</meta:editing-cycles>
    <meta:document-statistic meta:table-count="1" meta:cell-count="262" meta:object-count="0"/>
  </office:meta>
</office:document-meta>
</file>